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cm"/>
    </style:style>
    <style:style style:name="co2" style:family="table-column">
      <style:table-column-properties fo:break-before="auto" style:column-width="1.118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0.894cm"/>
    </style:style>
    <style:style style:name="co6" style:family="table-column">
      <style:table-column-properties fo:break-before="auto" style:column-width="0.559cm"/>
    </style:style>
    <style:style style:name="co7" style:family="table-column">
      <style:table-column-properties fo:break-before="auto" style:column-width="0.531cm"/>
    </style:style>
    <style:style style:name="co8" style:family="table-column">
      <style:table-column-properties fo:break-before="auto" style:column-width="1.453cm"/>
    </style:style>
    <style:style style:name="co9" style:family="table-column">
      <style:table-column-properties fo:break-before="auto" style:column-width="2.517cm"/>
    </style:style>
    <style:style style:name="co10" style:family="table-column">
      <style:table-column-properties fo:break-before="auto" style:column-width="0.951cm"/>
    </style:style>
    <style:style style:name="co11" style:family="table-column">
      <style:table-column-properties fo:break-before="auto" style:column-width="0.811cm"/>
    </style:style>
    <style:style style:name="co12" style:family="table-column">
      <style:table-column-properties fo:break-before="auto" style:column-width="0.392cm"/>
    </style:style>
    <style:style style:name="co13" style:family="table-column">
      <style:table-column-properties fo:break-before="auto" style:column-width="0.448cm"/>
    </style:style>
    <style:style style:name="co14" style:family="table-column">
      <style:table-column-properties fo:break-before="auto" style:column-width="0.139cm"/>
    </style:style>
    <style:style style:name="co15" style:family="table-column">
      <style:table-column-properties fo:break-before="auto" style:column-width="2.293cm"/>
    </style:style>
    <style:style style:name="co16" style:family="table-column">
      <style:table-column-properties fo:break-before="auto" style:column-width="2.685cm"/>
    </style:style>
    <style:style style:name="co17" style:family="table-column">
      <style:table-column-properties fo:break-before="auto" style:column-width="2.574cm"/>
    </style:style>
    <style:style style:name="co18" style:family="table-column">
      <style:table-column-properties fo:break-before="auto" style:column-width="2.321cm"/>
    </style:style>
    <style:style style:name="co19" style:family="table-column">
      <style:table-column-properties fo:break-before="auto" style:column-width="7.719cm"/>
    </style:style>
    <style:style style:name="co20" style:family="table-column">
      <style:table-column-properties fo:break-before="auto" style:column-width="2.965cm"/>
    </style:style>
    <style:style style:name="co21" style:family="table-column">
      <style:table-column-properties fo:break-before="auto" style:column-width="0.279cm"/>
    </style:style>
    <style:style style:name="co22" style:family="table-column">
      <style:table-column-properties fo:break-before="auto" style:column-width="2.237cm"/>
    </style:style>
    <style:style style:name="co23" style:family="table-column">
      <style:table-column-properties fo:break-before="auto" style:column-width="2.267cm"/>
    </style:style>
    <style:style style:name="co24" style:family="table-column">
      <style:table-column-properties fo:break-before="auto" style:column-width="1.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ce1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88cm solid #3366ff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" style:family="table-cell" style:parent-style-name="Normal_5f_GalenHos">
      <style:table-cell-properties style:glyph-orientation-vertical="0" fo:border-bottom="0.088cm solid #3366ff" style:diagonal-bl-tr="none" style:diagonal-tl-br="none" style:text-align-source="fix" style:repeat-content="false" fo:wrap-option="no-wrap" fo:border-left="0.088cm solid #3366ff" style:direction="ltr" fo:border-right="0.035cm solid #000000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Normal_5f_GalenHos">
      <style:table-cell-properties style:glyph-orientation-vertical="0" fo:border-bottom="0.088cm solid #3366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Normal_5f_GalenHos">
      <style:table-cell-properties style:diagonal-bl-tr="none" style:diagonal-tl-br="none" fo:border="0.088cm solid #3366ff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AHsolicPorServicio" table:style-name="ta1" table:print-ranges="AHsolicPorServicio.A1:AHsolicPorServicio.W1000">
        <office:forms form:automatic-focus="false" form:apply-design-mode="false"/>
        <table:table-column table:style-name="co1" table:default-cell-style-name="Normal_5f_GalenHos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8" table:default-cell-style-name="Normal_5f_GalenHos"/>
        <table:table-column table:style-name="co9" table:default-cell-style-name="Normal_5f_GalenHos"/>
        <table:table-column table:style-name="co2" table:default-cell-style-name="Normal_5f_GalenHos"/>
        <table:table-column table:style-name="co10" table:default-cell-style-name="Normal_5f_GalenHos"/>
        <table:table-column table:style-name="co11" table:default-cell-style-name="Normal_5f_GalenHos"/>
        <table:table-column table:style-name="co12" table:default-cell-style-name="Normal_5f_GalenHos"/>
        <table:table-column table:style-name="co13" table:default-cell-style-name="Normal_5f_GalenHos"/>
        <table:table-column table:style-name="co14" table:default-cell-style-name="Normal_5f_GalenHos"/>
        <table:table-column table:style-name="co13" table:default-cell-style-name="Normal_5f_GalenHos"/>
        <table:table-column table:style-name="co15" table:default-cell-style-name="Normal_5f_GalenHos"/>
        <table:table-column table:style-name="co16" table:default-cell-style-name="Normal_5f_GalenHos"/>
        <table:table-column table:style-name="co17" table:default-cell-style-name="Normal_5f_GalenHos"/>
        <table:table-column table:style-name="co18" table:default-cell-style-name="Normal_5f_GalenHos"/>
        <table:table-column table:style-name="co19" table:default-cell-style-name="Normal_5f_GalenHos"/>
        <table:table-column table:style-name="co20" table:default-cell-style-name="Normal_5f_GalenHos"/>
        <table:table-column table:style-name="co21" table:default-cell-style-name="Normal_5f_GalenHos"/>
        <table:table-column table:style-name="co2" table:number-columns-repeated="4" table:default-cell-style-name="Normal_5f_GalenHos"/>
        <table:table-column table:style-name="co22" table:number-columns-repeated="229" table:default-cell-style-name="Normal_5f_GalenHos"/>
        <table:table-header-rows>
          <table:table-row table:style-name="ro1">
            <table:table-cell table:number-columns-repeated="256"/>
          </table:table-row>
          <table:table-row table:style-name="ro1">
            <table:table-cell table:number-columns-repeated="5"/>
            <table:table-cell table:style-name="ce3" table:number-columns-repeated="3"/>
            <table:table-cell table:style-name="ce5" office:value-type="string" table:number-columns-spanned="12" table:number-rows-spanned="1">
              <text:p>HISTORIAS CLINICAS SOLICITADAS POR TIPO</text:p>
            </table:table-cell>
            <table:covered-table-cell table:number-columns-repeated="11" table:style-name="ce6"/>
            <table:table-cell table:number-columns-repeated="236"/>
          </table:table-row>
          <table:table-row table:style-name="ro2">
            <table:table-cell table:number-columns-repeated="4"/>
            <table:table-cell table:style-name="ce2" table:number-columns-spanned="16" table:number-rows-spanned="1"/>
            <table:covered-table-cell table:number-columns-repeated="15" table:style-name="ce4"/>
            <table:table-cell table:number-columns-repeated="236"/>
          </table:table-row>
          <table:table-row table:style-name="ro1">
            <table:table-cell table:number-columns-repeated="256"/>
          </table:table-row>
          <table:table-row table:style-name="ro1">
            <table:table-cell table:number-columns-repeated="18"/>
            <table:table-cell table:style-name="ce7" office:value-type="string" table:number-columns-spanned="2" table:number-rows-spanned="1">
              <text:p>Fechas</text:p>
            </table:table-cell>
            <table:covered-table-cell table:style-name="ce8"/>
            <table:table-cell table:style-name="ce1" office:value-type="string" table:number-columns-spanned="2" table:number-rows-spanned="1">
              <text:p>Serv. Adicionales</text:p>
            </table:table-cell>
            <table:covered-table-cell table:style-name="ce1"/>
            <table:table-cell table:number-columns-repeated="234"/>
          </table:table-row>
          <table:table-row table:style-name="ro1">
            <table:table-cell table:style-name="ce1" office:value-type="string">
              <text:p>N° Orden</text:p>
            </table:table-cell>
            <table:table-cell table:style-name="ce1" office:value-type="string" table:number-columns-spanned="7" table:number-rows-spanned="1">
              <text:p>Servicio</text:p>
            </table:table-cell>
            <table:covered-table-cell table:number-columns-repeated="6" table:style-name="ce1"/>
            <table:table-cell table:style-name="ce1" office:value-type="string">
              <text:p>H.Clinica</text:p>
            </table:table-cell>
            <table:table-cell table:style-name="ce1" office:value-type="string" table:number-columns-spanned="8" table:number-rows-spanned="1">
              <text:p>Apellidos y nombres</text:p>
            </table:table-cell>
            <table:covered-table-cell table:number-columns-repeated="7" table:style-name="ce1"/>
            <table:table-cell table:style-name="ce1" office:value-type="string">
              <text:p>Tipo HC</text:p>
            </table:table-cell>
            <table:table-cell table:style-name="ce1" office:value-type="string">
              <text:p>Requerida</text:p>
            </table:table-cell>
            <table:table-cell table:style-name="ce1" office:value-type="string">
              <text:p>Solicitud</text:p>
            </table:table-cell>
            <table:table-cell table:style-name="ce9" office:value-type="string">
              <text:p>Servicio</text:p>
            </table:table-cell>
            <table:table-cell table:style-name="ce9" office:value-type="string">
              <text:p>Fecha</text:p>
            </table:table-cell>
            <table:table-cell table:number-columns-repeated="234"/>
          </table:table-row>
        </table:table-header-rows>
        <table:table-row table:style-name="ro1" table:number-rows-repeated="10485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oja1" table:style-name="ta2">
        <table:table-column table:style-name="co24" table:number-columns-repeated="256" table:default-cell-style-name="Default"/>
        <table:table-row table:style-name="ro1">
          <table:table-cell table:number-columns-repeated="256"/>
        </table:table-row>
      </table:table>
      <table:table table:name="Hoja2" table:style-name="ta3">
        <table:table-column table:style-name="co24" table:number-columns-repeated="256" table:default-cell-style-name="Default"/>
        <table:table-row table:style-name="ro1">
          <table:table-cell table:number-columns-repeated="256"/>
        </table:table-row>
      </table:table>
      <table:table table:name="Hoja3" table:style-name="ta4">
        <table:table-column table:style-name="co24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1cm" fo:margin-left="1cm" fo:margin-right="1cm" style:first-page-number="continue" style:scale-to="74%" style:writing-mode="lr-tb"/>
      <style:header-style>
        <style:header-footer-properties fo:min-height="0.76cm" fo:margin-left="0.9cm" fo:margin-right="0.9cm" fo:margin-bottom="0.3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1cm" fo:margin-left="1cm" fo:margin-right="1cm" style:first-page-number="continue" style:scale-to="74%" style:writing-mode="lr-tb"/>
      <style:header-style>
        <style:header-footer-properties fo:min-height="0.751cm" fo:margin-left="0.9cm" fo:margin-right="0.9cm" fo:margin-bottom="0.295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8-05">05/08/2014</text:date></text:span></text:p>
          <text:p><text:span text:style-name="MT1">Hora <text:s text:c="4"/></text:span><text:span text:style-name="MT1"><text:time>15:25:22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5">05/08/2014</text:date>, <text:time>15:25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AHsolicPorTipo" style:display-name="PageStyle_AHsolicPorTipo" style:page-layout-name="Mpm3">
      <style:header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8-05">05/08/2014</text:date></text:span></text:p>
        </style:region-right>
      </style:header>
      <style:header-left style:display="false">
        <style:region-right>
          <text:p><text:span text:style-name="MT3">Pág Nº <text:s text:c="2"/></text:span><text:span text:style-name="MT3"><text:page-number>1</text:page-number></text:span></text:p>
          <text:p><text:span text:style-name="MT3">Fecha <text:s text:c="2"/></text:span><text:span text:style-name="MT3"><text:date style:data-style-name="N2" text:date-value="2014-08-05">05/08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8-05T15:25:22.85</dc:date>
    <meta:generator>OpenOffice/4.0.0$Win32 OpenOffice.org_project/400m3$Build-9702</meta:generator>
    <meta:editing-duration>PT4M58S</meta:editing-duration>
    <meta:editing-cycles>7</meta:editing-cycles>
    <dc:creator>debb debb1</dc:creator>
    <meta:document-statistic meta:table-count="4" meta:cell-count="12" meta:object-count="0"/>
  </office:meta>
</office:document-meta>
</file>